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style:text-position="-33% 58%"/>
    </style:style>
    <style:style style:name="T24" style:family="text">
      <style:text-properties style:font-name="Calibri3" fo:font-size="28pt" fo:font-style="italic" style:font-name-asian="Calibri3" style:font-size-asian="40pt" style:font-style-asian="italic" style:font-name-complex="Calibri3" style:font-size-complex="40pt" style:font-style-complex="italic"/>
    </style:style>
    <style:style style:name="T25" style:family="text">
      <style:text-properties style:font-name="Calibri2" fo:font-size="28pt" fo:font-style="italic" style:font-name-asian="Calibri3" style:font-size-asian="40pt" style:font-style-asian="italic" style:font-name-complex="Calibri3" style:font-size-complex="40pt"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ize="32pt" fo:font-style="normal" style:font-size-asian="44pt" style:font-style-asian="normal" style:font-size-complex="44pt" style:font-style-complex="normal"/>
    </style:style>
    <style:style style:name="T29" style:family="text">
      <style:text-properties fo:font-size="26pt" fo:font-style="italic" style:font-size-asian="36pt" style:font-style-asian="italic" style:font-size-complex="36pt" style:font-style-complex="italic"/>
    </style:style>
    <style:style style:name="T30" style:family="text">
      <style:text-properties style:text-position="-33% 58%" fo:font-size="26pt" fo:font-style="italic" style:font-size-asian="36pt" style:font-style-asian="italic" style:font-size-complex="36pt" style:font-style-complex="italic"/>
    </style:style>
    <style:style style:name="T31" style:family="text">
      <style:text-properties fo:font-size="26pt" fo:font-style="italic" fo:font-weight="bold" style:font-size-asian="36pt" style:font-style-asian="italic" style:font-weight-asian="bold" style:font-size-complex="36pt" style:font-style-complex="italic" style:font-weight-complex="bold"/>
    </style:style>
    <style:style style:name="T32"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t der Hamilton-Operator des freien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4.985cm" svg:height="2.235cm" svg:x="11.507cm" svg:y="9.382cm">
          <text:p/>
          <draw:object xlink:href="../Hamilton-Operator%20des%20freien%20Teilchens.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1"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7"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3"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draw:frame draw:style-name="gr2" draw:text-style-name="P3" draw:layer="layout" svg:width="17.877cm" svg:height="5.807cm" svg:x="5.061cm" svg:y="13.596cm">
          <text:p/>
          <draw:object xlink:href="../ebene%20Wellen.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5.914cm" presentation:class="subtitle" presentation:user-transformed="true">
          <draw:text-box>
            <text:p>Ebene Wellen sind raum-zeitlich periodische Gebilde, deren Phase,</text:p>
            <text:p><text:span text:style-name="T8">φ</text:span> = <text:span text:style-name="T8">φ</text:span>(<text:span text:style-name="T20">r</text:span>, <text:span text:style-name="T3">t</text:span>) = <text:span text:style-name="T20">k</text:span> · <text:span text:style-name="T20">r</text:span> − <text:span text:style-name="T3">ωt</text:span> ,</text:p>
            <text:p>für feste Zeiten <text:span text:style-name="T3">t</text:span> Ebenen definiert. Diese bestehen aus all den Punkten, für welche die</text:p>
            <text:p><text:s/><text:span text:style-name="T3">Projektion des Ortsvektors</text:span> <text:span text:style-name="T20">r</text:span> <text:span text:style-name="T3">auf die Richtung von</text:span> <text:span text:style-name="T20">k</text:span> </text:p>
            <text:p>denselben Wert hat. Für eine feste Zeit <text:span text:style-name="T3">t</text:span> = <text:span text:style-name="T3">t</text:span><text:span text:style-name="T23">0</text:span> wiederholen sich Ebenen gleicher Wellenamplitude <text:span text:style-name="T3">ψ</text:span><text:span text:style-name="T23">0</text:span>(<text:span text:style-name="T20">r</text:span>, <text:span text:style-name="T3">t</text:span><text:span text:style-name="T23">0</text:span>) periodisch im Raum.</text:p>
            <text:p/>
            <text:p>Die ebene Welle ist durch einen festen Wellenvektor <text:span text:style-name="T20">k</text:span> charakterisiert, dessen Richtung der Ausbreitungsrichtung der Welle entspricht, während sein Betrag die Wellenlänge <text:span text:style-name="T8">λ</text:span> eindeutig bestimmt.</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4" draw:text-style-name="P7" draw:layer="layout" svg:width="25.199cm" svg:height="3.506cm" svg:x="1.4cm" svg:y="0.836cm" presentation:class="title" presentation:user-transformed="true">
          <draw:text-box>
            <text:p><text:span text:style-name="T16">Welcher Bedingung muß die Kreisfrequenz </text:span><text:span text:style-name="T24">ω</text:span><text:span text:style-name="T25">(k)</text:span><text:span text:style-name="T16"> genügen, damit die ebene Welle die Schrödingergleichung erfüllt?</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506cm" svg:height="2.294cm" svg:x="7.246cm" svg:y="9.352cm">
          <text:p/>
          <draw:object xlink:href="../Kreisfrequenz%20omega(k)%20(in%20Abhängigkeit%20von%20der%20Kreiswellenzahl%20k)%20für%20die%20Schrödingergleichung.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draw:text-box>
            <text:p>Wie ist bei der ebenen Welle die Wellenlänge definiert?</text:p>
          </draw:text-box>
        </draw:frame>
        <draw:frame presentation:style-name="pr5" draw:layer="layout" svg:width="25.199cm" svg:height="12.18cm" svg:x="1.4cm" svg:y="4.914cm" presentation:class="subtitle">
          <draw:text-box>
            <text:p>Als der senkrechte Abstand zweier Ebenen gleicher Phase:</text:p>
          </draw:text-box>
        </draw:frame>
        <draw:frame draw:style-name="gr2" draw:text-style-name="P3" draw:layer="layout" svg:width="14.278cm" svg:height="2.192cm" svg:x="6.86cm" svg:y="12.403cm">
          <text:p/>
          <draw:object xlink:href="../Wellenlänge%20ebener%20Wellen.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4" draw:layer="layout" svg:width="25.199cm" svg:height="3.506cm" svg:x="1.4cm" svg:y="0.837cm" presentation:class="title">
          <draw:text-box>
            <text:p>Wie ist bei der ebenen Welle die Periodendauer definiert?</text:p>
          </draw:text-box>
        </draw:frame>
        <draw:frame presentation:style-name="pr5" draw:layer="layout" svg:width="25.199cm" svg:height="12.18cm" svg:x="1.4cm" svg:y="4.914cm" presentation:class="subtitle">
          <draw:text-box>
            <text:p>Hält man den Ort fest, so wiederholt sich die Wellenamplitude mit der zeitlichen Periode:</text:p>
            <text:p/>
          </draw:text-box>
        </draw:frame>
        <draw:frame draw:style-name="gr2" draw:text-style-name="P3" draw:layer="layout" svg:width="9.837cm" svg:height="1.637cm" svg:x="9.081cm" svg:y="11.681cm">
          <text:p/>
          <draw:object xlink:href="../Periode%20der%20Schwingung.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6.114cm" presentation:class="subtitle" presentation:user-transformed="true">
          <draw:text-box>
            <text:p>Die Ebenen konstanter Phase verlagern sich mit der Phasengeschwindigkeit <text:span text:style-name="T26">u</text:span> in Richtung von <text:span text:style-name="T20">k</text:span><text:span text:style-name="T27">. Die Gruppengeschwindigkeit hingegen entspricht der Teilchengeschwindigkeit:</text:span></text:p>
          </draw:text-box>
        </draw:frame>
        <draw:frame draw:style-name="gr2" draw:text-style-name="P3" draw:layer="layout" svg:width="14.431cm" svg:height="4.639cm" svg:x="6.784cm" svg:y="5.68cm">
          <text:p/>
          <draw:object xlink:href="../Phasengeschwindigkeit%20korrigiert.odf" xlink:type="simple" xlink:show="embed" xlink:actuate="onLoad"/>
          <draw:image xlink:href="./ObjectReplacements/Object 21" xlink:type="simple" xlink:show="embed" xlink:actuate="onLoad"/>
        </draw:frame>
        <draw:frame draw:style-name="gr2" draw:text-style-name="P3" draw:layer="layout" svg:width="14.941cm" svg:height="6.66cm" svg:x="6.529cm" svg:y="13.669cm">
          <text:p/>
          <draw:object xlink:href="../Gruppengeschwindigkeit%20verbessert.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draw:text-box>
            <text:p>Ort und Impuls lassen sich nicht gleichzeitig genau bestimmen: ist der Impuls (über die Wellenlänge) genau bestimmt, erstreckt sich die Welle über einen unendlich großen Raumbereich.</text:p>
            <text:p>Benutzt man hingegen Überlagerungen aus verschiedenen ebenen Wellen mit passender Amplitudenfunktion um annähernd kompakte "Wellenpakete" zu bilden, so ist der Ort zwar recht genau bestimmt, der Impuls jedoch nicht mehr genau zu bestimmen, da man mehrere ebene Wellen unterschiedlicher Wellenlänge verwenden muß.</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draw:text-box>
            <text:p>Allgemein ist ein Wellenpaket eine Überlagerung ebener Wellen beliebiger Wellenlänge und Amplitudenfunktion <text:tab/>(<text:span text:style-name="T20">k</text:span>,<text:span text:style-name="T8">ω</text:span><text:span text:style-name="T22">)</text:span> :</text:p>
            <text:p/>
            <text:p/>
            <text:p>Setzt man diese in die zeitabhängige Schrödingergleichung ein, so folgt mit dem Hamilton-Operator des freien Teilchens:</text:p>
            <text:p/>
            <text:p/>
            <text:p>Diese Gleichung erfordert<text:tab/><text:tab/><text:tab/><text:tab/><text:tab/>mit</text:p>
          </draw:text-box>
        </draw:frame>
        <draw:frame draw:style-name="gr2" draw:text-style-name="P3" draw:layer="layout" svg:width="0.881cm" svg:height="0.977cm" svg:x="20.859cm" svg:y="9.011cm">
          <text:p/>
          <draw:object xlink:href="../hat%20psi.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28">,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4.806cm" svg:y="2.764cm">
          <text:p/>
          <draw:object xlink:href="../hat%20psi.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cm" svg:height="1.4cm" svg:x="14.159cm" svg:y="1.964cm">
          <text:p/>
          <draw:object xlink:href="../hat%20psi.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Formulieren Sie den Mittel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29">&lt;F&gt;</text:span><text:span text:style-name="T30">t</text:span><text:span text:style-name="T2"> der Observablen </text:span><text:span text:style-name="T29">F(</text:span><text:span text:style-name="T31">r</text:span><text:span text:style-name="T29">, </text:span><text:span text:style-name="T31">p</text:span><text:span text:style-name="T29">)</text:span><text:span text:style-name="T2"> im Orts- bzw. Impulsraum gebil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32">1</text:span><text:span text:style-name="T15">, . . . , q</text:span><text:span text:style-name="T32">s</text:span><text:span text:style-name="T15">, p</text:span><text:span text:style-name="T32">1</text:span><text:span text:style-name="T15">, . . . , p</text:span><text:span text:style-name="T32">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7-15T10:37:56.241000000</dc:date>
    <meta:document-statistic meta:object-count="340"/>
  </office:meta>
</office:document-meta>
</file>